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E4000002BEE3B1C79111E17F4B.png" manifest:media-type="image/png"/>
  <manifest:file-entry manifest:full-path="Pictures/1000020100000596000002D08C595F0F0BB265D6.png" manifest:media-type="image/png"/>
  <manifest:file-entry manifest:full-path="Pictures/10000201000000E40000011AA7E91BDD3EDF7EB0.png" manifest:media-type="image/png"/>
  <manifest:file-entry manifest:full-path="Pictures/10000201000000B8000000E6DCB8F115E66E323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ff0000" draw:fill="none" draw:opacity="50%" draw:textarea-horizontal-align="justify" draw:textarea-vertical-align="middle" draw:auto-grow-height="false" fo:min-height="1.14cm" fo:min-width="0.914cm" draw:shadow-opacity="50%"/>
    </style:style>
    <style:style style:name="gr4" style:family="graphic" style:parent-style-name="standard">
      <style:graphic-properties svg:stroke-color="#ff0000" draw:fill="none" draw:textarea-horizontal-align="justify" draw:textarea-vertical-align="middle" draw:auto-grow-height="false" fo:min-height="2.014cm" fo:min-width="2.47cm"/>
    </style:style>
    <style:style style:name="gr5" style:family="graphic" style:parent-style-name="standard">
      <style:graphic-properties svg:stroke-color="#ff0000" draw:textarea-vertical-align="middle"/>
    </style:style>
    <style:style style:name="pr1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BrightBlue-title">
      <style:graphic-properties fo:min-height="2.6cm"/>
      <style:paragraph-properties style:writing-mode="lr-tb"/>
    </style:style>
    <style:style style:name="pr3" style:family="presentation" style:parent-style-name="BrightBlue-notes">
      <style:graphic-properties draw:fill-color="#ffffff" fo:min-height="1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opacity="50%"/>
      <style:paragraph-properties fo:text-align="center"/>
    </style:style>
    <style:style style:name="P4" style:family="paragraph">
      <loext:graphic-properties draw:fill="none"/>
      <style:paragraph-properties fo:text-align="center"/>
    </style: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draw:style-name="gr1" draw:text-style-name="P1" draw:layer="layout" svg:width="2.947cm" svg:height="3.684cm" svg:x="1.4cm" svg:y="7.316cm">
          <draw:image xlink:href="Pictures/10000201000000B8000000E6DCB8F115E66E323C.png" xlink:type="simple" xlink:show="embed" xlink:actuate="onLoad" loext:mime-type="image/png">
            <text:p/>
          </draw:image>
        </draw:frame>
        <draw:frame draw:style-name="gr1" draw:text-style-name="P1" draw:layer="layout" svg:width="3.529cm" svg:height="4.364cm" svg:x="1.071cm" svg:y="2.436cm">
          <draw:image xlink:href="Pictures/10000201000000E40000011AA7E91BDD3EDF7EB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 presentation:placeholder="true">
          <draw:text-box/>
        </draw:frame>
        <draw:frame draw:style-name="gr1" draw:text-style-name="P1" draw:layer="layout" svg:width="22.913cm" svg:height="11.536cm" svg:x="0.087cm" svg:y="3.378cm">
          <draw:image xlink:href="Pictures/1000020100000596000002D08C595F0F0BB265D6.png" xlink:type="simple" xlink:show="embed" xlink:actuate="onLoad" loext:mime-type="image/png">
            <text:p/>
          </draw:image>
        </draw:frame>
        <draw:frame draw:style-name="gr1" draw:text-style-name="P1" draw:layer="layout" svg:width="18.513cm" svg:height="7.366cm" svg:x="6.687cm" svg:y="0.634cm">
          <draw:image xlink:href="Pictures/10000201000006E4000002BEE3B1C79111E17F4B.png" xlink:type="simple" xlink:show="embed" xlink:actuate="onLoad" loext:mime-type="image/png">
            <text:p/>
          </draw:image>
        </draw:frame>
        <draw:custom-shape draw:style-name="gr3" draw:text-style-name="P3" draw:layer="layout" svg:width="2cm" svg:height="1.966cm" svg:x="8cm" svg:y="0.8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4.2cm" svg:height="3.2cm" svg:x="15.4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" draw:text-style-name="P1" draw:layer="layout" svg:width="6.399cm" svg:height="5.999cm" svg:x="9.6cm" svg:y="2.2cm" svg:viewBox="0 0 6400 6000" svg:d="M0 0c6400 6000 6400 6000 6400 6000z">
          <text:p/>
        </draw:path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roman" style:font-pitch="variable"/>
    <style:font-face style:name="Liberation Sans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5T13:37:40.414569212</meta:creation-date>
    <meta:editing-duration>P1DT4H16M25S</meta:editing-duration>
    <meta:editing-cycles>2</meta:editing-cycles>
    <meta:generator>LibreOffice/6.4.5.2$Linux_X86_64 LibreOffice_project/40$Build-2</meta:generator>
    <dc:title>Bright Blue</dc:title>
    <meta:initial-creator>b08mueul </meta:initial-creator>
    <dc:date>2020-10-09T14:40:46.390967100</dc:date>
    <dc:creator>b08mueul </dc:creator>
    <meta:document-statistic meta:object-count="33"/>
  </office:meta>
</office:document-meta>
</file>